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8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cm" svg:stroke-color="#000000" draw:fill="solid" draw:fill-color="#dddddd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objectwithoutfill">
      <style:graphic-properties draw:stroke="dash" draw:stroke-dash="Fine_20_Dashed" draw:marker-end="Diamond" draw:marker-end-width="0.3cm" draw:fill="none" draw:textarea-vertical-align="middle"/>
    </style:style>
    <style:style style:name="gr12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3.095cm" fo:min-width="4.835cm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70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fo:min-height="0.883cm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draw:stroke="none" draw:fill="none" fo:min-height="0.479cm"/>
    </style:style>
    <style:style style:name="gr18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2.295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4" style:family="paragraph">
      <loext:graphic-properties draw:fill="solid" draw:fill-color="#9999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9999ff"/>
      <style:paragraph-properties fo:margin-top="0cm" fo:margin-bottom="0cm" fo:line-height="100%" fo:text-align="start" style:font-independent-line-spacing="true"/>
      <style:text-properties style:font-name="Liberation Sans1" fo:font-size="12pt"/>
    </style:style>
    <style:style style:name="P7" style:family="paragraph">
      <loext:graphic-properties draw:fill="none"/>
      <style:paragraph-properties fo:text-align="center"/>
      <style:text-properties style:font-name="Liberation Sans1"/>
    </style:style>
    <style:style style:name="P8" style:family="paragraph">
      <loext:graphic-properties draw:fill="solid" draw:fill-color="#9999ff"/>
      <style:paragraph-properties fo:margin-top="0cm" fo:margin-bottom="0cm" fo:line-height="100%" fo:text-align="start" style:font-independent-line-spacing="true"/>
      <style:text-properties style:font-name="Liberation Sans1" fo:font-size="12pt" style:font-size-asian="12pt" style:font-size-complex="12pt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style:font-name="Liberation Sans1" fo:font-weight="bold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Liberation Sans1" fo:font-size="14pt" fo:font-weight="bold" style:font-size-asian="24pt" style:font-size-complex="24pt"/>
    </style:style>
    <style:style style:name="P11" style:family="paragraph">
      <loext:graphic-properties draw:fill="none"/>
      <style:paragraph-properties fo:margin-top="0cm" fo:margin-bottom="0cm" fo:line-height="100%" fo:text-align="start"/>
      <style:text-properties style:font-name="Liberation Sans1"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3" draw:style-name="gr1" draw:text-style-name="P2" draw:layer="layout" svg:width="4.064cm" svg:height="2.083cm" svg:x="0.254cm" svg:y="11.476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2" draw:text-style-name="P2" draw:layer="layout" svg:width="4.064cm" svg:height="2.083cm" svg:x="6.679cm" svg:y="11.425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4.064cm" svg:height="2.083cm" svg:x="16.087cm" svg:y="11.425cm">
          <text:p text:style-name="P1"><text:span text:style-name="T1">JimV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xml:id="id5" draw:id="id5" draw:layer="layout" svg:width="4.064cm" svg:height="2.083cm" svg:x="6.679cm" svg:y="8.731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4" xml:id="id4" draw:id="id4" draw:layer="layout" svg:width="4.572cm" svg:height="1.27cm" svg:x="12.539cm" svg:y="3.667cm">
          <text:p text:style-name="P1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3" xml:id="id1" draw:id="id1" draw:layer="layout" svg:width="4.064cm" svg:height="2.083cm" svg:x="0.254cm" svg:y="8.636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9" draw:style-name="gr7" draw:text-style-name="P6" xml:id="id6" draw:id="id6" draw:layer="layout" svg:width="4.572cm" svg:height="1.27cm" svg:x="12.539cm" svg:y="2.176cm">
          <text:p text:style-name="P5"><text:span text:style-name="T1">mialib::IMAGE* m_mia</text:span></text:p>
          <text:p text:style-name="P5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7" draw:layer="layout" draw:type="line" svg:x1="2.286cm" svg:y1="8.636cm" svg:x2="2.286cm" svg:y2="7.321cm" draw:start-shape="id1" draw:start-glue-point="0" draw:end-shape="id2" draw:end-glue-point="2" svg:d="M2286 8636v-1315" svg:viewBox="0 0 1 1316">
          <text:p/>
        </draw:connector>
        <draw:custom-shape draw:name="CustomShape 2" draw:style-name="gr9" draw:text-style-name="P3" xml:id="id3" draw:id="id3" draw:layer="layout" svg:width="4.064cm" svg:height="2.083cm" svg:x="16.087cm" svg:y="8.731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3" xml:id="id2" draw:id="id2" draw:layer="layout" svg:width="4.061cm" svg:height="2.071cm" svg:x="0.256cm" svg:y="5.25cm">
          <text:p text:style-name="P1"><text:span text:style-name="T1">std::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onnector draw:style-name="gr11" draw:text-style-name="P7" draw:layer="layout" draw:type="curve" svg:x1="18.119cm" svg:y1="8.731cm" svg:x2="17.111cm" svg:y2="4.302cm" draw:start-shape="id3" draw:start-glue-point="0" draw:end-shape="id4" draw:end-glue-point="1" svg:d="M18119 8731c0-2953-336-4429-1008-4429" svg:viewBox="0 0 1009 4430">
          <text:p/>
        </draw:connector>
        <draw:connector draw:style-name="gr11" draw:text-style-name="P7" draw:layer="layout" draw:type="curve" svg:x1="8.711cm" svg:y1="8.731cm" svg:x2="12.539cm" svg:y2="2.811cm" draw:start-shape="id5" draw:start-glue-point="0" draw:end-shape="id6" draw:end-glue-point="3" svg:d="M8711 8731c0-3947 1276-5920 3828-5920" svg:viewBox="0 0 3829 5921">
          <text:p/>
        </draw:connector>
        <draw:custom-shape draw:name="CustomShape 29" draw:style-name="gr12" draw:text-style-name="P8" xml:id="id7" draw:id="id7" draw:layer="layout" svg:width="5.334cm" svg:height="3.344cm" svg:x="0.327cm" svg:y="1.591cm">
          <text:p text:style-name="P5"><text:span text:style-name="T2">std::vector&lt;void*&gt; m_data</text:span></text:p>
          <text:p text:style-name="P5"><text:span text:style-name="T2">Int m_ncol</text:span></text:p>
          <text:p text:style-name="P5"><text:span text:style-name="T2">Int m_nrow</text:span></text:p>
          <text:p text:style-name="P5"><text:span text:style-name="T2">Int m_nband</text:span></text:p>
          <text:p text:style-name="P5"><text:span text:style-name="T2">Int m_nplane</text:span></text:p>
          <text:p text:style-name="P5"><text:span text:style-name="T2">Int m_data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7" draw:layer="layout" draw:type="curve" svg:x1="8.711cm" svg:y1="8.731cm" svg:x2="5.661cm" svg:y2="3.263cm" draw:start-shape="id5" draw:start-glue-point="0" draw:end-shape="id7" draw:end-glue-point="1" svg:d="M8711 8731c0-3646-1016-5468-3050-5468" svg:viewBox="0 0 3051 5469">
          <text:p/>
        </draw:connector>
        <draw:custom-shape draw:name="CustomShape 29" draw:style-name="gr13" draw:text-style-name="P8" xml:id="id8" draw:id="id8" draw:layer="layout" svg:width="5.207cm" svg:height="1.27cm" svg:x="6.077cm" svg:y="1.591cm">
          <text:p text:style-name="P5"><text:span text:style-name="T2">std::vector&lt;double&gt; m_gt</text:span></text:p>
          <text:p text:style-name="P5"><text:span text:style-name="T2">std::string m_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9" draw:layer="layout" svg:width="3.144cm" svg:height="1.133cm" svg:x="12.999cm" svg:y="0.254cm">
          <draw:text-box>
            <text:p text:style-name="P1"><text:span text:style-name="T3">Third library attributes</text:span></text:p>
          </draw:text-box>
        </draw:frame>
        <draw:frame draw:style-name="gr14" draw:text-style-name="P9" draw:layer="layout" svg:width="3.144cm" svg:height="1.133cm" svg:x="7.139cm" svg:y="0.254cm">
          <draw:text-box>
            <text:p text:style-name="P1"><text:span text:style-name="T3">Geospatial attributes</text:span></text:p>
          </draw:text-box>
        </draw:frame>
        <draw:frame draw:style-name="gr14" draw:text-style-name="P9" draw:layer="layout" svg:width="3.144cm" svg:height="1.133cm" svg:x="1.397cm" svg:y="0.254cm">
          <draw:text-box>
            <text:p text:style-name="P1"><text:span text:style-name="T3">Raster data attributes</text:span></text:p>
          </draw:text-box>
        </draw:frame>
        <draw:connector draw:style-name="gr11" draw:text-style-name="P7" draw:layer="layout" draw:type="curve" svg:x1="8.711cm" svg:y1="8.731cm" svg:x2="8.68cm" svg:y2="2.861cm" draw:start-shape="id5" draw:start-glue-point="0" draw:end-shape="id8" draw:end-glue-point="2" svg:d="M8711 8731c0-4416-31-1481-31-5870" svg:viewBox="0 0 32 5871">
          <text:p/>
        </draw:connector>
        <draw:frame draw:style-name="gr15" draw:text-style-name="P10" draw:layer="layout" svg:width="3.989cm" svg:height="1.673cm" svg:x="20.114cm" svg:y="9.103cm">
          <draw:text-box>
            <text:p text:style-name="P1"><text:span text:style-name="T4">C++ class</text:span></text:p>
          </draw:text-box>
        </draw:frame>
        <draw:frame draw:style-name="gr16" draw:text-style-name="P10" draw:layer="layout" svg:width="4.294cm" svg:height="2.384cm" svg:x="20.114cm" svg:y="11.48cm">
          <draw:text-box>
            <text:p text:style-name="P1"><text:span text:style-name="T5">Pyth</text:span><text:span text:style-name="T4">on proxy class</text:span></text:p>
          </draw:text-box>
        </draw:frame>
        <draw:frame draw:style-name="gr17" draw:text-style-name="P11" draw:layer="layout" svg:width="2.911cm" svg:height="0.729cm" svg:x="2.359cm" svg:y="7.706cm">
          <draw:text-box>
            <text:p text:style-name="P5"><text:span text:style-name="T2">inheritance</text:span></text:p>
          </draw:text-box>
        </draw:frame>
        <draw:line draw:style-name="gr18" draw:text-style-name="P12" draw:layer="layout" svg:x1="0.254cm" svg:y1="11.051cm" svg:x2="23.876cm" svg:y2="11.051cm">
          <text:p/>
        </draw:line>
        <draw:custom-shape draw:name="CustomShape 29" draw:style-name="gr19" draw:text-style-name="P8" xml:id="id9" draw:id="id9" draw:layer="layout" svg:width="2.794cm" svg:height="1.27cm" svg:x="20.012cm" svg:y="1.591cm">
          <text:p text:style-name="P5"><text:span text:style-name="T2">m_layer</text:span></text:p>
          <text:p text:style-name="P5"><text:span text:style-name="T2">m_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7" draw:layer="layout" draw:type="curve" svg:x1="18.119cm" svg:y1="8.731cm" svg:x2="20.012cm" svg:y2="2.226cm" draw:start-shape="id3" draw:start-glue-point="0" draw:end-shape="id9" draw:end-glue-point="3" svg:d="M18119 8731c0-4337 631-6505 1893-6505" svg:viewBox="0 0 1894 6506">
          <text:p/>
        </draw:connector>
        <draw:frame draw:style-name="gr14" draw:text-style-name="P9" draw:layer="layout" svg:width="3.144cm" svg:height="1.133cm" svg:x="19.799cm" svg:y="0.254cm">
          <draw:text-box>
            <text:p text:style-name="P1"><text:span text:style-name="T3">Vector data attribu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e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663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12-14T15:08:01.353081332</dc:date>
    <meta:editing-duration>P12DT22H38M54S</meta:editing-duration>
    <meta:editing-cycles>26</meta:editing-cycles>
    <meta:generator>LibreOffice/5.2.7.2$Linux_X86_64 LibreOffice_project/20m0$Build-2</meta:generator>
    <meta:document-statistic meta:object-count="26"/>
  </office:meta>
</office:document-meta>
</file>